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Helvetica" svg:font-family="Helvetic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Liberation Serif" fo:font-size="14pt" officeooo:rsid="00184d64" officeooo:paragraph-rsid="00184d64" style:font-size-asian="14pt" style:font-size-complex="14pt"/>
    </style:style>
    <style:style style:name="P2" style:family="paragraph" style:parent-style-name="Standard">
      <style:text-properties style:font-name="Liberation Serif" fo:font-size="14pt" officeooo:rsid="001c60e8" officeooo:paragraph-rsid="001c60e8" style:font-size-asian="14pt" style:font-size-complex="14pt"/>
    </style:style>
    <style:style style:name="P3" style:family="paragraph" style:parent-style-name="Standard">
      <style:text-properties style:font-name="Liberation Serif" fo:font-size="14pt" officeooo:rsid="001b2aa3" officeooo:paragraph-rsid="001b2aa3" style:font-size-asian="14pt" style:font-size-complex="14pt"/>
    </style:style>
    <style:style style:name="P4" style:family="paragraph" style:parent-style-name="Standard">
      <style:text-properties style:font-name="Liberation Serif" officeooo:paragraph-rsid="001b2aa3"/>
    </style:style>
    <style:style style:name="P5" style:family="paragraph" style:parent-style-name="Standard" style:list-style-name="L1">
      <style:text-properties style:font-name="Liberation Serif" fo:font-size="14pt" officeooo:rsid="00184d64" officeooo:paragraph-rsid="00184d64" style:font-size-asian="14pt" style:font-size-complex="14pt"/>
    </style:style>
    <style:style style:name="P6" style:family="paragraph" style:parent-style-name="Standard" style:list-style-name="L2">
      <style:text-properties style:font-name="Liberation Serif" fo:font-size="14pt" officeooo:rsid="00184d64" officeooo:paragraph-rsid="00184d64" style:font-size-asian="14pt" style:font-size-complex="14pt"/>
    </style:style>
    <style:style style:name="P7" style:family="paragraph" style:parent-style-name="Standard" style:list-style-name="L2">
      <style:text-properties style:font-name="Liberation Serif" fo:font-size="14pt" officeooo:rsid="00184d64" officeooo:paragraph-rsid="0024258e" style:font-size-asian="14pt" style:font-size-complex="14pt"/>
    </style:style>
    <style:style style:name="P8" style:family="paragraph" style:parent-style-name="Standard" style:list-style-name="L2">
      <style:text-properties style:font-name="Liberation Serif" fo:font-size="14pt" officeooo:rsid="0019cb91" officeooo:paragraph-rsid="0019cb91" style:font-size-asian="14pt" style:font-size-complex="14pt"/>
    </style:style>
    <style:style style:name="P9" style:family="paragraph" style:parent-style-name="Standard" style:list-style-name="L2">
      <style:text-properties style:font-name="Liberation Serif" fo:font-size="14pt" officeooo:rsid="0019cb91" officeooo:paragraph-rsid="0024258e" style:font-size-asian="14pt" style:font-size-complex="14pt"/>
    </style:style>
    <style:style style:name="P10" style:family="paragraph" style:parent-style-name="Standard" style:list-style-name="L2">
      <style:text-properties style:font-name="Liberation Serif" fo:font-size="14pt" officeooo:rsid="001b2aa3" officeooo:paragraph-rsid="001b2aa3" style:font-size-asian="14pt" style:font-size-complex="14pt"/>
    </style:style>
    <style:style style:name="P11" style:family="paragraph" style:parent-style-name="Standard" style:list-style-name="L2">
      <style:text-properties style:font-name="Liberation Serif" fo:font-size="14pt" officeooo:rsid="00201981" officeooo:paragraph-rsid="00201981" style:font-size-asian="14pt" style:font-size-complex="14pt"/>
    </style:style>
    <style:style style:name="P12" style:family="paragraph" style:parent-style-name="Standard" style:list-style-name="L3">
      <style:text-properties style:font-name="Liberation Serif" fo:font-size="14pt" officeooo:rsid="00201981" officeooo:paragraph-rsid="00201981" style:font-size-asian="14pt" style:font-size-complex="14pt"/>
    </style:style>
    <style:style style:name="P13" style:family="paragraph" style:parent-style-name="Standard" style:list-style-name="L2">
      <style:text-properties style:font-name="Liberation Serif" fo:font-size="14pt" officeooo:rsid="001f92e5" officeooo:paragraph-rsid="001f92e5" style:font-size-asian="14pt" style:font-size-complex="14pt"/>
    </style:style>
    <style:style style:name="P14" style:family="paragraph" style:parent-style-name="Standard" style:list-style-name="L3">
      <style:text-properties style:font-name="Liberation Serif" fo:font-size="14pt" officeooo:rsid="001f92e5" officeooo:paragraph-rsid="001f92e5" style:font-size-asian="14pt" style:font-size-complex="14pt"/>
    </style:style>
    <style:style style:name="P15" style:family="paragraph" style:parent-style-name="Standard" style:list-style-name="L2">
      <style:text-properties style:font-name="Liberation Serif" fo:font-size="14pt" officeooo:rsid="001c60e8" officeooo:paragraph-rsid="001c60e8" style:font-size-asian="14pt" style:font-size-complex="14pt"/>
    </style:style>
    <style:style style:name="P16" style:family="paragraph" style:parent-style-name="Standard" style:list-style-name="L4">
      <style:text-properties style:font-name="Liberation Serif" fo:font-size="14pt" officeooo:rsid="001c60e8" officeooo:paragraph-rsid="001c60e8" style:font-size-asian="14pt" style:font-size-complex="14pt"/>
    </style:style>
    <style:style style:name="P17" style:family="paragraph" style:parent-style-name="Standard">
      <style:text-properties style:font-name="Liberation Serif" fo:font-size="14pt" officeooo:rsid="001c60e8" officeooo:paragraph-rsid="001c60e8" style:font-size-asian="14pt" style:font-size-complex="14pt"/>
    </style:style>
    <style:style style:name="P18" style:family="paragraph" style:parent-style-name="Standard" style:list-style-name="L3">
      <style:text-properties style:font-name="Liberation Serif" fo:font-size="14pt" officeooo:rsid="0021cc7c" officeooo:paragraph-rsid="0021cc7c" style:font-size-asian="14pt" style:font-size-complex="14pt"/>
    </style:style>
    <style:style style:name="P19" style:family="paragraph" style:parent-style-name="Standard" style:list-style-name="L4">
      <style:text-properties style:font-name="Liberation Serif" fo:font-size="14pt" officeooo:rsid="0021cc7c" officeooo:paragraph-rsid="0021cc7c" style:font-size-asian="14pt" style:font-size-complex="14pt"/>
    </style:style>
    <style:style style:name="P20" style:family="paragraph" style:parent-style-name="Standard" style:list-style-name="L4">
      <style:text-properties style:font-name="Liberation Serif" fo:font-size="14pt" officeooo:rsid="001df2a0" officeooo:paragraph-rsid="001df2a0" style:font-size-asian="14pt" style:font-size-complex="14pt"/>
    </style:style>
    <style:style style:name="P21" style:family="paragraph" style:parent-style-name="Standard" style:list-style-name="L4">
      <style:text-properties style:font-name="Liberation Serif" fo:font-size="14pt" officeooo:rsid="002023bf" officeooo:paragraph-rsid="002023bf" style:font-size-asian="14pt" style:font-size-complex="14pt"/>
    </style:style>
    <style:style style:name="P22" style:family="paragraph" style:parent-style-name="Standard">
      <style:text-properties style:font-name="Liberation Serif" fo:font-size="14pt" officeooo:rsid="0024e936" officeooo:paragraph-rsid="0024e936" style:font-size-asian="14pt" style:font-size-complex="14pt"/>
    </style:style>
    <style:style style:name="P23" style:family="paragraph" style:parent-style-name="Standard" style:list-style-name="L5">
      <style:text-properties style:font-name="Liberation Serif" fo:font-size="14pt" officeooo:rsid="0024e936" officeooo:paragraph-rsid="0024e936" style:font-size-asian="14pt" style:font-size-complex="14pt"/>
    </style:style>
    <style:style style:name="P24" style:family="paragraph" style:parent-style-name="Standard">
      <style:text-properties style:font-name="Liberation Serif" fo:font-size="14pt" officeooo:rsid="0026bac2" officeooo:paragraph-rsid="0026bac2" style:font-size-asian="14pt" style:font-size-complex="14pt"/>
    </style:style>
    <style:style style:name="P25" style:family="paragraph" style:parent-style-name="Standard" style:list-style-name="L6">
      <style:text-properties style:font-name="Liberation Serif" fo:font-size="14pt" officeooo:rsid="0026bac2" officeooo:paragraph-rsid="0026bac2" style:font-size-asian="14pt" style:font-size-complex="14pt"/>
    </style:style>
    <style:style style:name="P26" style:family="paragraph" style:parent-style-name="Standard" style:list-style-name="L6">
      <style:text-properties style:font-name="Liberation Serif" fo:font-size="14pt" officeooo:rsid="0026d766" officeooo:paragraph-rsid="0026d766" style:font-size-asian="14pt" style:font-size-complex="14pt"/>
    </style:style>
    <style:style style:name="P27" style:family="paragraph" style:parent-style-name="Standard" style:list-style-name="L4">
      <style:text-properties style:font-name="Liberation Serif" fo:font-size="14pt" officeooo:rsid="0029fc58" officeooo:paragraph-rsid="0029fc58" style:font-size-asian="14pt" style:font-size-complex="14pt"/>
    </style:style>
    <style:style style:name="P28" style:family="paragraph" style:parent-style-name="Standard" style:list-style-name="L3">
      <style:text-properties style:font-name="Liberation Serif" officeooo:rsid="001df2a0" officeooo:paragraph-rsid="001df2a0"/>
    </style:style>
    <style:style style:name="P29" style:family="paragraph" style:parent-style-name="Standard" style:list-style-name="L2">
      <style:paragraph-properties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Liberation Serif" fo:font-size="14pt" fo:letter-spacing="normal" fo:font-weight="normal" officeooo:rsid="146bac64" officeooo:paragraph-rsid="00201981" style:letter-kerning="true" style:font-size-asian="14pt" style:font-weight-asian="normal" style:font-size-complex="14pt" style:font-weight-complex="normal"/>
    </style:style>
    <style:style style:name="P30" style:family="paragraph" style:parent-style-name="Standard" style:list-style-name="L3">
      <style:paragraph-properties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Liberation Serif" fo:font-size="14pt" fo:letter-spacing="normal" fo:font-weight="normal" officeooo:rsid="0007f344" officeooo:paragraph-rsid="0021cc7c" style:letter-kerning="true" style:font-size-asian="14pt" style:font-weight-asian="normal" style:font-size-complex="14pt" style:font-weight-complex="normal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officeooo:rsid="001b2aa3" style:font-size-asian="14pt" style:font-size-complex="14pt"/>
    </style:style>
    <style:style style:name="T3" style:family="text">
      <style:text-properties fo:font-size="14pt" officeooo:rsid="001c60e8" style:font-size-asian="14pt" style:font-size-complex="14pt"/>
    </style:style>
    <style:style style:name="T4" style:family="text">
      <style:text-properties fo:font-size="14pt" officeooo:rsid="0029fc58" style:font-size-asian="14pt" style:font-size-complex="14pt"/>
    </style:style>
    <style:style style:name="T5" style:family="text">
      <style:text-properties officeooo:rsid="001c60e8"/>
    </style:style>
    <style:style style:name="T6" style:family="text">
      <style:text-properties officeooo:rsid="001df2a0"/>
    </style:style>
    <style:style style:name="T7" style:family="text">
      <style:text-properties officeooo:rsid="002303d6"/>
    </style:style>
    <style:style style:name="T8" style:family="text">
      <style:text-properties officeooo:rsid="00281c0f"/>
    </style:style>
    <style:style style:name="T9" style:family="text">
      <style:text-properties officeooo:rsid="0029fc5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enerals Presentation</text:p>
      <text:p text:style-name="P2">50min- 1 hour presentation</text:p>
      <text:p text:style-name="P2">30min- 1 hour for questions</text:p>
      <text:p text:style-name="P2"/>
      <text:p text:style-name="P2">*<text:span text:style-name="T7">If need to cut slides to save time, put them at the end for reference when they ask questions</text:span></text:p>
      <text:p text:style-name="P2"/>
      <text:p text:style-name="P24">After finished ToDo:</text:p>
      <text:list xml:id="list1613967293773145795" text:style-name="L6">
        <text:list-item>
          <text:p text:style-name="P25">check for consistency, that notation is consistent and not reused</text:p>
        </text:list-item>
        <text:list-item>
          <text:p text:style-name="P26">clicker? Blackboard? Laser pointer?</text:p>
        </text:list-item>
      </text:list>
      <text:p text:style-name="P2"/>
      <text:p text:style-name="P22">ToDo:</text:p>
      <text:list xml:id="list1486242716644146077" text:style-name="L5">
        <text:list-item>
          <text:p text:style-name="P23">put in derivation of HJB and Kolmogorov (as hidden slides at the end?)</text:p>
        </text:list-item>
        <text:list-item>
          <text:p text:style-name="P23">existence and uniqueness results for MFG, open problems</text:p>
        </text:list-item>
      </text:list>
      <text:p text:style-name="P1"/>
      <text:p text:style-name="P1">Intro <text:span text:style-name="T5">(5 minutes)</text:span></text:p>
      <text:list xml:id="list6839783938799077476" text:style-name="L1">
        <text:list-item>
          <text:p text:style-name="P5">Brief intro to MFG</text:p>
        </text:list-item>
        <text:list-item>
          <text:p text:style-name="P5">Problems of consensus</text:p>
          <text:list>
            <text:list-item>
              <text:p text:style-name="P5">flocking</text:p>
            </text:list-item>
            <text:list-item>
              <text:p text:style-name="P5">synchronization of circadian oscillators</text:p>
            </text:list-item>
          </text:list>
        </text:list-item>
      </text:list>
      <text:p text:style-name="P1">State of the Art <text:span text:style-name="T5">(15 minutes)</text:span></text:p>
      <text:list xml:id="list5388076310901627730" text:style-name="L2">
        <text:list-item>
          <text:p text:style-name="P6">Mean Field Games <text:span text:style-name="T8">(7 minutes)</text:span></text:p>
          <text:list>
            <text:list-item>
              <text:p text:style-name="P7">PDE formulation</text:p>
              <text:list>
                <text:list-item>
                  <text:p text:style-name="P9">derive it!</text:p>
                </text:list-item>
              </text:list>
            </text:list-item>
            <text:list-item>
              <text:p text:style-name="P6">when there exists a unique solution</text:p>
            </text:list-item>
            <text:list-item>
              <text:p text:style-name="P8">problems: nonlinearity, forward backward structure, nonlocal terms (such as a nonlocal cost term that depends on the density not at the present time and spacial point, but the entire density at the current time for all spacial points)</text:p>
            </text:list-item>
          </text:list>
        </text:list-item>
        <text:list-item>
          <text:p text:style-name="P10">Flocking: Previous Work <text:span text:style-name="T8">(8 minutes)</text:span></text:p>
          <text:list>
            <text:list-item>
              <text:p text:style-name="P10">Cucker Smale</text:p>
              <text:list>
                <text:list-item>
                  <text:p text:style-name="P11">when introduce beta parameter:</text:p>
                  <text:list>
                    <text:list-item>
                      <text:p text:style-name="P29">how to find real world beta given data</text:p>
                    </text:list-item>
                  </text:list>
                </text:list-item>
              </text:list>
            </text:list-item>
            <text:list-item>
              <text:p text:style-name="P10">Nourian, et. al.</text:p>
              <text:list>
                <text:list-item>
                  <text:p text:style-name="P13">Including perturbation idea and why that doesn’t work</text:p>
                </text:list-item>
              </text:list>
            </text:list-item>
            <text:list-item>
              <text:p text:style-name="P10">Other works</text:p>
              <text:list>
                <text:list-item>
                  <text:p text:style-name="P15">Viscek (before Cucker Smale?) <text:span text:style-name="T6">(velocities have to remain in sphere?)</text:span></text:p>
                </text:list-item>
                <text:list-item>
                  <text:p text:style-name="P15">Cucker Mordecki</text:p>
                </text:list-item>
                <text:list-item>
                  <text:p text:style-name="P15">others summarized in reading document</text:p>
                </text:list-item>
              </text:list>
            </text:list-item>
            <text:list-item>
              <text:p text:style-name="P10">Make a table (rows are authors, columns are properties of their models: finite players or mean field, game/optimization or no game/optimization, noise or no <text:soft-page-break/>noise, <text:span text:style-name="T6">form of cost (spatially independent or dependent, normalized or unnormalized)</text:span>)</text:p>
            </text:list-item>
            <text:list-item>
              <text:p text:style-name="P10">Highlight what is missing: mean field with noise (for either game or no game)</text:p>
            </text:list-item>
          </text:list>
        </text:list-item>
      </text:list>
      <text:p text:style-name="P4"><text:span text:style-name="T2">My progress </text:span><text:span text:style-name="T3">(2</text:span><text:span text:style-name="T4">5</text:span><text:span text:style-name="T3"> minutes)</text:span></text:p>
      <text:list xml:id="list4168751167564449505" text:style-name="L3">
        <text:list-item>
          <text:p text:style-name="P28"><text:span text:style-name="T3">F</text:span><text:span text:style-name="T1">locking problem formulation (normalized cost, no optimization, with noise) </text:span><text:span text:style-name="T4">(3 minutes)</text:span></text:p>
          <text:list>
            <text:list-item>
              <text:p text:style-name="P14">or should I first mention unnormalized and how results blow up?</text:p>
            </text:list-item>
          </text:list>
        </text:list-item>
        <text:list-item>
          <text:p text:style-name="P14">Deriving stable scheme <text:span text:style-name="T9">(7 minutes)</text:span></text:p>
          <text:list>
            <text:list-item>
              <text:p text:style-name="P14">choosing boundary conditions</text:p>
              <text:list>
                <text:list-item>
                  <text:p text:style-name="P12">describe how we extend x so it doesn’t matter, choose reflecting for v, then derive corresponding boundary conditions for Kolmogorov</text:p>
                </text:list-item>
              </text:list>
            </text:list-item>
            <text:list-item>
              <text:p text:style-name="P14">defining Kolmogorov as adjoint to HJB operator</text:p>
            </text:list-item>
            <text:list-item>
              <text:p text:style-name="P30">prove monotone scheme and CFL condition imply stability of mu</text:p>
            </text:list-item>
          </text:list>
        </text:list-item>
        <text:list-item>
          <text:p text:style-name="P14">Numerical results suggesting sigma^2/2 <text:span text:style-name="T9">(5 minutes)</text:span></text:p>
        </text:list-item>
        <text:list-item>
          <text:p text:style-name="P18">Checks that code is accurate: <text:span text:style-name="T9">(2 minutes)</text:span></text:p>
          <text:list>
            <text:list-item>
              <text:p text:style-name="P18">search ‘verify’ in Notes</text:p>
            </text:list-item>
          </text:list>
        </text:list-item>
        <text:list-item>
          <text:p text:style-name="P14">Any analytical progress on proving sigma^2/2 <text:span text:style-name="T9">(8 minutes)</text:span></text:p>
          <text:list>
            <text:list-item>
              <text:p text:style-name="P14">need to show g(t) goes to 0 (loose paper in blue book)</text:p>
            </text:list-item>
            <text:list-item>
              <text:p text:style-name="P14">expansion</text:p>
            </text:list-item>
          </text:list>
        </text:list-item>
      </text:list>
      <text:p text:style-name="P3"/>
      <text:p text:style-name="P2">Future directions (10 minutes)</text:p>
      <text:list xml:id="list8115601175291393625" text:style-name="L4">
        <text:list-item>
          <text:p text:style-name="P16">Building a Lyapunov functional</text:p>
        </text:list-item>
        <text:list-item>
          <text:p text:style-name="P16">More convincing numerics (prove that numerics are within some epsilon of the true solution)</text:p>
          <text:list>
            <text:list-item>
              <text:p text:style-name="P27">higher order numerics</text:p>
            </text:list-item>
            <text:list-item>
              <text:p text:style-name="P27">analysis as change delta_x and delta_t</text:p>
            </text:list-item>
          </text:list>
        </text:list-item>
        <text:list-item>
          <text:p text:style-name="P16">Continue with expansion for symmetrical initial configurations</text:p>
          <text:list>
            <text:list-item>
              <text:p text:style-name="P16">numerically solving expansion</text:p>
            </text:list-item>
          </text:list>
        </text:list-item>
        <text:list-item>
          <text:p text:style-name="P20">New problem: oscillators</text:p>
          <text:list>
            <text:list-item>
              <text:p text:style-name="P16">For jetlag problem: solving like it’s an elliptic boundary value problem (with periodic boundaries)</text:p>
            </text:list-item>
          </text:list>
        </text:list-item>
        <text:list-item>
          <text:p text:style-name="P21">remaining ToDos:</text:p>
          <text:list>
            <text:list-item>
              <text:p text:style-name="P21">oscillators: set terminal cost for V to be what I guess is the form of V over long time</text:p>
            </text:list-item>
            <text:list-item>
              <text:p text:style-name="P21">flocking: critical lambda?</text:p>
            </text:list-item>
            <text:list-item>
              <text:p text:style-name="P21">Flocking: central limit theorems</text:p>
            </text:list-item>
            <text:list-item>
              <text:p text:style-name="P21">flocking: integral and partial equations</text:p>
            </text:list-item>
            <text:list-item>
              <text:p text:style-name="P19">flocking: function fitting to guess form of analytical solution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Helvetica" svg:font-family="Helvetic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7T14:34:25.943163876</meta:creation-date>
    <dc:date>2017-04-18T19:53:41.260291365</dc:date>
    <meta:editing-duration>PT9H42M1S</meta:editing-duration>
    <meta:editing-cycles>13</meta:editing-cycles>
    <meta:generator>LibreOffice/5.1.6.2$Linux_X86_64 LibreOffice_project/10m0$Build-2</meta:generator>
    <meta:document-statistic meta:table-count="0" meta:image-count="0" meta:object-count="0" meta:page-count="2" meta:paragraph-count="62" meta:word-count="502" meta:character-count="2956" meta:non-whitespace-character-count="2568"/>
  </office:meta>
</office:document-meta>
</file>